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paragraph-rsid="001a7b3a"/>
    </style:style>
    <style:style style:name="P2" style:family="paragraph" style:parent-style-name="Heading_20_1">
      <style:text-properties officeooo:paragraph-rsid="001a7b3a"/>
    </style:style>
    <style:style style:name="T1" style:family="text">
      <style:text-properties officeooo:rsid="001a7b3a"/>
    </style:style>
    <style:style style:name="T2" style:family="text">
      <style:text-properties fo:font-size="18pt" officeooo:rsid="001a7b3a" style:font-size-asian="15.75pt" style:font-size-complex="18pt"/>
    </style:style>
    <style:style style:name="T3" style:family="text">
      <style:text-properties fo:font-size="18pt" officeooo:rsid="001b7961" style:font-size-asian="15.75pt" style:font-size-complex="18pt"/>
    </style:style>
    <style:style style:name="T4" style:family="text">
      <style:text-properties fo:font-size="18pt" officeooo:rsid="001d4307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ath Game</text:p>
      <text:h text:style-name="P2" text:outline-level="1"><text:s text:c="34"/><text:span text:style-name="T1">By, Casey Parker</text:span></text:h>
      <text:h text:style-name="P2" text:outline-level="1">Chapter 1 : <text:span text:style-name="T1">Virtual Reality: A new way to game</text:span></text:h>
      <text:p text:style-name="P1"><text:s/>“<text:span text:style-name="T2">Jeffery, time to wake up”, His sister said enthusiastically. “It's finally here the just finished the first testing session of the The Cubox and it was a massive success”,</text:span><text:span text:style-name="T3">Susie added. </text:span><text:span text:style-name="T4">Jefferey asked,”When will they release it to the public?” “They've already started selling them,”His sister responded. At that moment his mom, June Walked into the room and said,”lucky for you I got you one.” His mom then held up a copy of Midevi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09:19:56.610565925</meta:creation-date>
    <dc:date>2016-02-03T09:57:02.914393261</dc:date>
    <meta:editing-duration>PT6M45S</meta:editing-duration>
    <meta:editing-cycles>1</meta:editing-cycles>
    <meta:document-statistic meta:table-count="0" meta:image-count="0" meta:object-count="0" meta:page-count="1" meta:paragraph-count="4" meta:word-count="88" meta:character-count="539" meta:non-whitespace-character-count="420"/>
    <meta:generator>LibreOffice/5.0.2.2$Linux_x86 LibreOffice_project/00m0$Build-2</meta:generator>
  </office:meta>
</office:document-meta>
</file>